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officeooo:rsid="001b2b04" officeooo:paragraph-rsid="001b2b04" style:font-weight-asian="normal" style:font-weight-complex="normal"/>
    </style:style>
    <style:style style:name="P2" style:family="paragraph" style:parent-style-name="Text_20_body">
      <style:text-properties fo:font-weight="normal" officeooo:rsid="002184b6" officeooo:paragraph-rsid="002184b6" style:font-weight-asian="normal" style:font-weight-complex="normal"/>
    </style:style>
    <style:style style:name="P3" style:family="paragraph" style:parent-style-name="Text_20_body">
      <style:text-properties fo:font-weight="normal" officeooo:rsid="0022a143" officeooo:paragraph-rsid="0022a143" style:font-weight-asian="normal" style:font-weight-complex="normal"/>
    </style:style>
    <style:style style:name="P4" style:family="paragraph" style:parent-style-name="Text_20_body">
      <style:text-properties officeooo:paragraph-rsid="001b2b04"/>
    </style:style>
    <style:style style:name="P5" style:family="paragraph" style:parent-style-name="Text_20_body">
      <style:text-properties officeooo:paragraph-rsid="0022a143"/>
    </style:style>
    <style:style style:name="P6" style:family="paragraph" style:parent-style-name="Standard">
      <style:text-properties fo:font-weight="bold" officeooo:rsid="001b2b04" officeooo:paragraph-rsid="001b2b04" style:font-weight-asian="bold" style:font-weight-complex="bold"/>
    </style:style>
    <style:style style:name="T1" style:family="text">
      <style:text-properties fo:font-size="14pt" style:font-size-asian="14pt" style:font-size-complex="14pt"/>
    </style:style>
    <style:style style:name="T2" style:family="text">
      <style:text-properties officeooo:rsid="001e4c76"/>
    </style:style>
    <style:style style:name="T3" style:family="text">
      <style:text-properties fo:font-weight="normal" officeooo:rsid="001b2b04" style:font-weight-asian="normal" style:font-weight-complex="normal"/>
    </style:style>
    <style:style style:name="T4" style:family="text">
      <style:text-properties fo:font-weight="normal" officeooo:rsid="0022a143" style:font-weight-asian="normal" style:font-weight-complex="normal"/>
    </style:style>
    <style:style style:name="T5" style:family="text">
      <style:text-properties officeooo:rsid="0022a143"/>
    </style:style>
    <style:style style:name="T6" style:family="text">
      <style:text-properties fo:font-style="normal" officeooo:rsid="0022a14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 text:c="54"/><text:span text:style-name="T1">Significance of PEM file.</text:span></text:p>
      <text:p text:style-name="P6"><text:span text:style-name="T1"/></text:p>
      <text:p text:style-name="P6"><text:span text:style-name="T1"/></text:p>
      <text:p text:style-name="P6"><text:span text:style-name="T1"/></text:p>
      <text:p text:style-name="P4"><text:span text:style-name="T3">A file with the PEM file extension is a Privacy Enhanced Mail Certificate file used to privately transmit email. The person receiving this email can be confident that the message wasn't altered during its transmission, wasn't shown to anyone else, and was sent by the person who claims to have sent it.</text:span></text:p>
      <text:p text:style-name="P4"><text:span text:style-name="T3"/></text:p>
      <text:p text:style-name="P1">The PEM format has been replaced by newer and more secure technologies but the PEM container is still used today to hold certificate authority files, public and private keys, root certificates, etc.</text:p>
      <text:p text:style-name="P1">Some files in the PEM format might instead use a different file extension, like CER or CRT for certificates, or KEY for public or private keys.</text:p>
      <text:p text:style-name="P1"/>
      <text:p text:style-name="P2">Steps to view the content in PEM file.</text:p>
      <text:p text:style-name="P2">1. keytool <text:s/>-printcert</text:p>
      <text:p text:style-name="P5"><text:span text:style-name="T4">2. <text:s/></text:span>Navigate to <text:span text:style-name="Emphasis">/usr/share/ca-certificates/</text:span></text:p>
      <text:p text:style-name="P5"><text:span text:style-name="Emphasis"><text:span text:style-name="T5">3. </text:span></text:span><text:span text:style-name="Emphasis"><text:span text:style-name="T6">Create dir under </text:span></text:span><text:span text:style-name="Emphasis">(for example, </text:span><text:span text:style-name="Emphasis"><text:span text:style-name="Strong_20_Emphasis">sudo mkdir /usr/share/ca-certificates/work</text:span></text:span><text:span text:style-name="Emphasis">).</text:span></text:p>
      <text:p text:style-name="P5"><text:span text:style-name="T4">4. Just run the command </text:span><text:span text:style-name="Strong_20_Emphasis">sudo update-ca-certificates</text:span> command.</text:p>
      <text:p text:style-name="P5"/>
      <text:p text:style-name="P5"/>
      <text:p text:style-name="P3"/>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6:00:48.302181616</meta:creation-date>
    <dc:date>2019-05-13T17:31:12.269125068</dc:date>
    <meta:editing-duration>PT50M1S</meta:editing-duration>
    <meta:editing-cycles>6</meta:editing-cycles>
    <meta:generator>LibreOffice/5.1.6.2$Linux_X86_64 LibreOffice_project/10m0$Build-2</meta:generator>
    <meta:document-statistic meta:table-count="0" meta:image-count="0" meta:object-count="0" meta:page-count="1" meta:paragraph-count="9" meta:word-count="146" meta:character-count="963" meta:non-whitespace-character-count="770"/>
  </office:meta>
</office:document-meta>
</file>